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Tinos" svg:font-family="Tinos" style:font-pitch="variable"/>
    <style:font-face style:name="Tinos1" svg:font-family="Tinos" style:font-family-generic="roman" style:font-pitch="variable"/>
    <style:font-face style:name="Ubuntu" svg:font-family="Ubuntu" style:font-pitch="variable"/>
    <style:font-face style:name="Ubuntu1" svg:font-family="Ubuntu" style:font-adornments="Italic" style:font-pitch="variable"/>
  </office:font-face-decls>
  <office:automatic-styles>
    <style:style style:name="P1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1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.0701in" fo:margin-right="0.1in" fo:line-height="100%" fo:text-align="start" style:justify-single-word="false" fo:text-indent="0in" style:auto-text-indent="false"/>
      <style:text-properties style:font-name="Ubuntu1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1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 style:master-page-name="">
      <style:paragraph-properties fo:margin-left="0.0701in" fo:margin-right="0.1in" fo:line-height="100%" fo:text-align="center" style:justify-single-word="false" fo:text-indent="0in" style:auto-text-indent="false" style:page-number="auto"/>
      <style:text-properties style:font-name="Ubuntu1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1"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 style:master-page-name="">
      <loext:graphic-properties draw:fill="solid" draw:fill-color="#004586" draw:opacity="100%"/>
      <style:paragraph-properties fo:margin-left="0in" fo:margin-right="0in" fo:line-height="100%" fo:text-align="end" style:justify-single-word="false" fo:text-indent="0in" style:auto-text-indent="false" style:page-number="auto" fo:background-color="#004586"/>
      <style:text-properties style:font-name="Ubuntu1"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1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1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style:font-name="Ubuntu1" fo:font-size="78pt" fo:font-weight="bold" style:font-size-asian="78pt" style:font-weight-asian="bold" style:font-size-complex="78pt" style:font-weight-complex="bold"/>
    </style:style>
    <style:style style:name="P10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</style:style>
    <style:style style:name="P11" style:family="paragraph">
      <style:paragraph-properties style:line-height-at-least="0.0398in" fo:text-align="center"/>
    </style:style>
    <style:style style:name="P12" style:family="paragraph">
      <loext:graphic-properties draw:fill="solid" draw:fill-color="#004586" draw:opacity="100%" draw:opacity-name="Transparency_20_24"/>
      <style:paragraph-properties style:line-height-at-least="0.0398in" fo:text-align="center"/>
      <style:text-properties style:font-name="Ubuntu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Ubuntu1"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font-name="Ubuntu1" fo:font-size="16pt" fo:letter-spacing="normal" fo:font-weight="normal" style:font-size-asian="16pt" style:font-weight-asian="normal" style:font-size-complex="16pt" style:font-weight-complex="normal"/>
    </style:style>
    <style:style style:name="T4" style:family="text">
      <style:text-properties style:font-name="Ubuntu1" fo:font-size="16pt" fo:letter-spacing="normal" fo:font-weight="normal" officeooo:rsid="000c0a23" style:font-size-asian="16pt" style:font-weight-asian="normal" style:font-size-complex="16pt" style:font-weight-complex="normal"/>
    </style:style>
    <style:style style:name="T5" style:family="text">
      <style:text-properties style:font-name="Ubuntu1" fo:font-size="24pt" fo:font-weight="bold" style:font-size-asian="24pt" style:font-weight-asian="bold" style:font-size-complex="24pt" style:font-weight-complex="bold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language="es" fo:country="ES"/>
    </style:style>
    <style:style style:name="T8" style:family="text">
      <style:text-properties officeooo:rsid="000c6749"/>
    </style:style>
    <style:style style:name="T9" style:family="text">
      <style:text-properties officeooo:rsid="000d8d78"/>
    </style:style>
    <style:style style:name="T10" style:family="text">
      <style:text-properties style:font-name="Ubuntu" fo:font-size="26pt" fo:font-weight="bold" style:font-size-asian="26pt" style:font-weight-asian="bold" style:font-size-complex="26pt" style:font-weight-complex="bold"/>
    </style:style>
    <style:style style:name="T11" style:family="text">
      <style:text-properties style:font-name="Ubuntu"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fill="solid" draw:fill-color="#004586" draw:opacity="100%" draw:opacity-name="Transparency_20_2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rect text:anchor-type="paragraph" draw:z-index="0" draw:name="Shape1" draw:style-name="gr1" draw:text-style-name="P12" svg:width="8.2677in" svg:height="1.298in" svg:x="0in" svg:y="0in"><text:p text:style-name="P11"><text:span text:style-name="T10">Desarrollador Web </text:span></text:p><text:p text:style-name="P11"><text:span text:style-name="T10">Full Stack</text:span><text:span text:style-name="T11"> </text:span><text:span text:style-name="T11"><text:line-break/></text:span><text:span text:style-name="T11">José Maria Garcia</text:span></text:p></draw:rect></text:p>
      <text:p text:style-name="P2"><text:span text:style-name="T7">Formación</text:span>:</text:p>
      <text:p text:style-name="P1">Profesorado en Informática </text:p>
      <text:p text:style-name="P1">2019-2022</text:p>
      <text:p text:style-name="P1"/>
      <text:p text:style-name="P1">Platzi </text:p>
      <text:p text:style-name="P1">2022-2023</text:p>
      <text:p text:style-name="P1"><text:line-break/>Autodidacta</text:p>
      <text:p text:style-name="P1">2023-2024</text:p>
      <text:p text:style-name="P7"/>
      <text:p text:style-name="P2">Dev Stack:</text:p>
      <text:p text:style-name="P3">JS <text:span text:style-name="T1">(ES6+)</text:span><text:line-break/>HTML5</text:p>
      <text:p text:style-name="P3">CSS3 </text:p>
      <text:p text:style-name="P3">ReactJS <text:span text:style-name="T1">(17+)</text:span><text:line-break/>NextJS <text:span text:style-name="T1">(13+)</text:span></text:p>
      <text:p text:style-name="P3">Prisma <text:span text:style-name="T1">(5+)</text:span></text:p>
      <text:p text:style-name="P3">Webpack <text:span text:style-name="T1">(5+)</text:span></text:p>
      <text:p text:style-name="P3">Eslint <text:span text:style-name="T1">(8+)</text:span></text:p>
      <text:p text:style-name="P3">Astro <text:span text:style-name="T1">(4+)</text:span></text:p>
      <text:p text:style-name="P3">TailwindCSS <text:span text:style-name="T1">(3+)</text:span></text:p>
      <text:p text:style-name="P3">TypeScript <text:s/><text:span text:style-name="T1">(5+)</text:span><text:line-break/>Git y Github<text:line-break/>Linux</text:p>
      <text:p text:style-name="P7"/>
      <text:p text:style-name="P2">Links:</text:p>
      <text:p text:style-name="P3">Portafolio:</text:p>
      <text:p text:style-name="P10"><text:a xlink:type="simple" xlink:href="http://asdjosegarcia.com.ar/" text:style-name="Internet_20_link" text:visited-style-name="Visited_20_Internet_20_Link"><text:span text:style-name="T2">asdjosegarcia.com.ar</text:span></text:a></text:p>
      <text:p text:style-name="P3">LinkedIn:</text:p>
      <text:p text:style-name="P4"><text:a xlink:type="simple" xlink:href="https://www.linkedin.com/in/asdjosegarcia" text:style-name="Internet_20_link" text:visited-style-name="Visited_20_Internet_20_Link"><text:span text:style-name="T6">asdjosegarcia</text:span></text:a><text:line-break/>GitHub:</text:p>
      <text:p text:style-name="P5"><text:a xlink:type="simple" xlink:href="http://github.com/asdjosegarcia" text:style-name="Internet_20_link" text:visited-style-name="Visited_20_Internet_20_Link">asdjosegarcia</text:a></text:p>
      <text:p text:style-name="P3">Email:</text:p>
      <text:p text:style-name="P3"><text:a xlink:type="simple" xlink:href="mailto:asdjosegarcia@gmail.com" text:style-name="Internet_20_link" text:visited-style-name="Visited_20_Internet_20_Link"><text:span text:style-name="T1">asdjosegarcia@gmail.com</text:span></text:a></text:p>
      <text:p text:style-name="P8"/>
      <text:p text:style-name="P10"><text:span text:style-name="T5">Objetivo Profesional:<text:line-break/></text:span><text:span text:style-name="T3">Integrar un equipo de un alto nivel técnico </text:span><text:span text:style-name="T4">en</text:span><text:span text:style-name="T3"> un entorno calido y colaborativo. para desarrollar aplicaciones simples pero completas, con un alto nivel de escalabilidad y rendimiento.</text:span></text:p>
      <text:p text:style-name="P8"/>
      <text:p text:style-name="P6">CV 0<text:span text:style-name="T9">6</text:span>/2024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wiss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Tinos" svg:font-family="Tinos" style:font-pitch="variable"/>
    <style:font-face style:name="Tinos1" svg:font-family="Tinos" style:font-family-generic="roman" style:font-pitch="variable"/>
    <style:font-face style:name="Ubuntu" svg:font-family="Ubuntu" style:font-pitch="variable"/>
    <style:font-face style:name="Ubuntu1" svg:font-family="Ubuntu" style:font-adornments="Italic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opacity draw:name="Transparency_20_24" draw:display-name="Transparency 24" draw:style="linear" draw:start="100%" draw:end="65%" draw:angle="0deg" draw:border="0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nos1" fo:font-size="12pt" fo:language="en" fo:country="US" style:letter-kerning="true" style:font-name-asian="Noto Sans CJK SC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nos1" fo:font-size="12pt" fo:language="en" fo:country="US" style:letter-kerning="true" style:font-name-asian="Noto Sans CJK SC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mo" fo:font-family="Arimo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sdjosegarcia </meta:initial-creator>
    <meta:creation-date>2024-04-30T02:07:12</meta:creation-date>
    <dc:date>2024-06-14T09:43:51.972389238</dc:date>
    <meta:editing-duration>PT10H9M5S</meta:editing-duration>
    <meta:editing-cycles>47</meta:editing-cycles>
    <meta:generator>LibreOffice/7.5.5.2$Linux_X86_64 LibreOffice_project/50$Build-2</meta:generator>
    <meta:print-date>2024-05-28T14:29:43.081884143</meta:print-date>
    <meta:printed-by>PDF files</meta:printed-by>
    <meta:document-statistic meta:table-count="0" meta:image-count="0" meta:object-count="0" meta:page-count="1" meta:paragraph-count="27" meta:word-count="76" meta:character-count="561" meta:non-whitespace-character-count="505"/>
  </office:meta>
</office:document-meta>
</file>